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af76" officeooo:paragraph-rsid="0013af76"/>
    </style:style>
    <style:style style:name="P2" style:family="paragraph" style:parent-style-name="Standard">
      <style:paragraph-properties fo:text-align="end" style:justify-single-word="false"/>
      <style:text-properties officeooo:rsid="0013af76" officeooo:paragraph-rsid="0013af76"/>
    </style:style>
    <style:style style:name="P3" style:family="paragraph" style:parent-style-name="Standard">
      <style:paragraph-properties fo:text-align="start" style:justify-single-word="false"/>
      <style:text-properties officeooo:rsid="0013af76" officeooo:paragraph-rsid="0013af76"/>
    </style:style>
    <style:style style:name="P4" style:family="paragraph" style:parent-style-name="Standard">
      <style:paragraph-properties fo:text-align="end" style:justify-single-word="false"/>
      <style:text-properties officeooo:rsid="0013f91d" officeooo:paragraph-rsid="0013f91d"/>
    </style:style>
    <style:style style:name="P5" style:family="paragraph" style:parent-style-name="Standard">
      <style:paragraph-properties fo:text-align="start" style:justify-single-word="false"/>
      <style:text-properties officeooo:rsid="0013f91d" officeooo:paragraph-rsid="0013f91d"/>
    </style:style>
    <style:style style:name="P6" style:family="paragraph" style:parent-style-name="Standard">
      <style:paragraph-properties fo:text-align="center" style:justify-single-word="false"/>
      <style:text-properties officeooo:rsid="0013f91d" officeooo:paragraph-rsid="0013f91d"/>
    </style:style>
    <style:style style:name="P7" style:family="paragraph" style:parent-style-name="Standard">
      <style:paragraph-properties fo:text-align="start" style:justify-single-word="false"/>
      <style:text-properties officeooo:rsid="00158eb3" officeooo:paragraph-rsid="00158eb3"/>
    </style:style>
    <style:style style:name="P8" style:family="paragraph" style:parent-style-name="Standard">
      <style:paragraph-properties fo:text-align="center" style:justify-single-word="false"/>
      <style:text-properties officeooo:rsid="00158eb3" officeooo:paragraph-rsid="00158eb3"/>
    </style:style>
    <style:style style:name="P9" style:family="paragraph" style:parent-style-name="Standard">
      <style:paragraph-properties fo:text-align="start" style:justify-single-word="false"/>
      <style:text-properties officeooo:rsid="00178810" officeooo:paragraph-rsid="00158eb3"/>
    </style:style>
    <style:style style:name="P10" style:family="paragraph" style:parent-style-name="Standard">
      <style:paragraph-properties fo:text-align="start" style:justify-single-word="false"/>
      <style:text-properties officeooo:rsid="00178810" officeooo:paragraph-rsid="00178810"/>
    </style:style>
    <style:style style:name="P11" style:family="paragraph" style:parent-style-name="Standard">
      <style:paragraph-properties fo:text-align="start" style:justify-single-word="false"/>
      <style:text-properties officeooo:rsid="00185a8e" officeooo:paragraph-rsid="00185a8e"/>
    </style:style>
    <style:style style:name="P12" style:family="paragraph" style:parent-style-name="Standard">
      <style:paragraph-properties fo:text-align="start" style:justify-single-word="false"/>
      <style:text-properties officeooo:rsid="00185a8e" officeooo:paragraph-rsid="0019023e"/>
    </style:style>
    <style:style style:name="P13" style:family="paragraph" style:parent-style-name="Standard">
      <style:paragraph-properties fo:text-align="end" style:justify-single-word="false"/>
      <style:text-properties officeooo:rsid="00185a8e" officeooo:paragraph-rsid="00185a8e"/>
    </style:style>
    <style:style style:name="P14" style:family="paragraph" style:parent-style-name="Standard">
      <style:paragraph-properties fo:text-align="start" style:justify-single-word="false"/>
      <style:text-properties officeooo:rsid="0019023e" officeooo:paragraph-rsid="0019023e"/>
    </style:style>
    <style:style style:name="P15" style:family="paragraph" style:parent-style-name="Standard">
      <style:paragraph-properties fo:text-align="start" style:justify-single-word="false"/>
      <style:text-properties officeooo:rsid="001ae467" officeooo:paragraph-rsid="001ae467"/>
    </style:style>
    <style:style style:name="P16" style:family="paragraph" style:parent-style-name="Standard">
      <style:paragraph-properties fo:text-align="start" style:justify-single-word="false"/>
      <style:text-properties officeooo:rsid="001b029e" officeooo:paragraph-rsid="001b029e"/>
    </style:style>
    <style:style style:name="P17" style:family="paragraph" style:parent-style-name="Standard">
      <style:paragraph-properties fo:text-align="start" style:justify-single-word="false"/>
      <style:text-properties officeooo:rsid="001c0f92" officeooo:paragraph-rsid="001c0f92"/>
    </style:style>
    <style:style style:name="P18" style:family="paragraph" style:parent-style-name="Standard">
      <style:paragraph-properties fo:text-align="start" style:justify-single-word="false"/>
      <style:text-properties officeooo:rsid="001c0f92" officeooo:paragraph-rsid="001d1978"/>
    </style:style>
    <style:style style:name="P19" style:family="paragraph" style:parent-style-name="Standard">
      <style:paragraph-properties fo:text-align="start" style:justify-single-word="false"/>
      <style:text-properties officeooo:rsid="001ff498" officeooo:paragraph-rsid="001ff498"/>
    </style:style>
    <style:style style:name="P20" style:family="paragraph" style:parent-style-name="Standard">
      <style:paragraph-properties fo:text-align="start" style:justify-single-word="false"/>
      <style:text-properties style:font-name="Liberation Serif1" officeooo:rsid="0019023e" officeooo:paragraph-rsid="0019023e"/>
    </style:style>
    <style:style style:name="T1" style:family="text">
      <style:text-properties officeooo:rsid="00178810"/>
    </style:style>
    <style:style style:name="T2" style:family="text">
      <style:text-properties officeooo:rsid="00185a8e"/>
    </style:style>
    <style:style style:name="T3" style:family="text">
      <style:text-properties style:font-name="Liberation Serif1" officeooo:rsid="0018a4c0"/>
    </style:style>
    <style:style style:name="T4" style:family="text">
      <style:text-properties style:font-name="Liberation Serif1" officeooo:rsid="0019023e"/>
    </style:style>
    <style:style style:name="T5" style:family="text">
      <style:text-properties officeooo:rsid="001b029e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c0f92"/>
    </style:style>
    <style:style style:name="T8" style:family="text">
      <style:text-properties style:text-position="sub 58%" officeooo:rsid="001d1978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c0f92"/>
    </style:style>
    <style:style style:name="T11" style:family="text">
      <style:text-properties style:text-position="0% 100%" officeooo:rsid="001d1978"/>
    </style:style>
    <style:style style:name="T12" style:family="text">
      <style:text-properties officeooo:rsid="001c0f9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altsymbole</text:p>
      <text:p text:style-name="P1"/>
      <text:p text:style-name="P1"/>
      <text:p text:style-name="P1"/>
      <text:p text:style-name="P1"/>
      <text:p text:style-name="P2">Spannungsquelle (Batterie)</text:p>
      <text:p text:style-name="P2"/>
      <text:p text:style-name="P2"/>
      <text:p text:style-name="P2"/>
      <text:p text:style-name="P2">Universalspannungsquelle</text:p>
      <text:p text:style-name="P2"/>
      <text:p text:style-name="P2"/>
      <text:p text:style-name="P2"/>
      <text:p text:style-name="P2">Generator/Trafo</text:p>
      <text:p text:style-name="P2"/>
      <text:p text:style-name="P2"/>
      <text:p text:style-name="P2"/>
      <text:p text:style-name="P2">Schalter (immer in Ruhezustand gezeichnet[es fließt kein Strom]</text:p>
      <text:p text:style-name="P2"/>
      <text:p text:style-name="P2"/>
      <text:p text:style-name="P2"/>
      <text:p text:style-name="P2">Wechsler</text:p>
      <text:p text:style-name="P2"/>
      <text:p text:style-name="P2"/>
      <text:p text:style-name="P2"/>
      <text:p text:style-name="P2">Öffner</text:p>
      <text:p text:style-name="P2"/>
      <text:p text:style-name="P2"/>
      <text:p text:style-name="P2"/>
      <text:p text:style-name="P2">Taster</text:p>
      <text:p text:style-name="P2"/>
      <text:p text:style-name="P2"/>
      <text:p text:style-name="P2"/>
      <text:p text:style-name="P2">Wechseltaster</text:p>
      <text:p text:style-name="P2"/>
      <text:p text:style-name="P2"/>
      <text:p text:style-name="P2"/>
      <text:p text:style-name="P4">Öffentaster</text:p>
      <text:p text:style-name="P4"/>
      <text:p text:style-name="P4"/>
      <text:p text:style-name="P4"/>
      <text:p text:style-name="P4"/>
      <text:p text:style-name="P4">Verbraucher</text:p>
      <text:p text:style-name="P4"/>
      <text:p text:style-name="P4"/>
      <text:p text:style-name="P4"/>
      <text:p text:style-name="P4">Lautsprecher</text:p>
      <text:p text:style-name="P4"/>
      <text:p text:style-name="P4"/>
      <text:p text:style-name="P4">Signalgeber</text:p>
      <text:p text:style-name="P4"/>
      <text:p text:style-name="P4"/>
      <text:p text:style-name="P4"><text:soft-page-break/>Widerstand</text:p>
      <text:p text:style-name="P4"/>
      <text:p text:style-name="P4"/>
      <text:p text:style-name="P4">Relais</text:p>
      <text:p text:style-name="P4"/>
      <text:p text:style-name="P4">Leuchtdiode</text:p>
      <text:p text:style-name="P4"/>
      <text:p text:style-name="P4"/>
      <text:p text:style-name="P4"/>
      <text:p text:style-name="P4"/>
      <text:p text:style-name="P4"/>
      <text:p text:style-name="P4"/>
      <text:p text:style-name="P6">Der Stromkreis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0" draw:style-name="gr1" svg:width="8.229cm" svg:height="4.234cm" svg:x="0.355cm" svg:y="0.457cm"><draw:text-box><text:p>Geöffneter Stromkreis</text:p><text:p/><text:p>(es findet kein Stromfluss statt), da keine leitende Verbindung vorhanden ist )</text:p><text:p/><text:p>Spannung (U) = Volt (Einheit)</text:p></draw:text-box></draw:frame></text:p>
      <text:p text:style-name="P5"><draw:frame text:anchor-type="paragraph" draw:z-index="1" draw:style-name="gr2" svg:width="7.727cm" svg:height="3.282cm" svg:x="9.615cm" svg:y="0.023cm"><draw:text-box><text:p>Geschlossener Stromkreis</text:p><text:p/><text:p>I (Strom) =A(Ampere [Einheit]) </text:p><text:p>Die Lampe leuchtet da der Stromkreis geschlossen ist. </text:p></draw:text-box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7">Merke: <text:s/>liegt nur an elektrisch leidenden Gegenständen an.</text:p>
      <text:p text:style-name="P7"/>
      <text:p text:style-name="P7"/>
      <text:p text:style-name="P7"/>
      <text:p text:style-name="P8">Arten und Formen von Spannungen</text:p>
      <text:p text:style-name="P7"/>
      <text:p text:style-name="P7">DC<text:tab/><text:tab/><text:tab/><text:tab/><text:tab/><text:tab/>UC<text:tab/><text:tab/><text:tab/><text:tab/><text:tab/>AC</text:p>
      <text:p text:style-name="P7">oder<text:tab/><text:tab/><text:tab/><text:tab/><text:tab/><text:tab/>oder<text:tab/><text:tab/><text:tab/><text:tab/><text:tab/>oder</text:p>
      <text:p text:style-name="P7">Direct Current<text:tab/><text:tab/><text:tab/><text:tab/>Universal Current<text:tab/><text:tab/><text:tab/>Alternating Current</text:p>
      <text:p text:style-name="P7">Gleichstrom<text:tab/><text:tab/><text:tab/><text:tab/>Mischstrom<text:tab/><text:tab/><text:tab/><text:tab/>Wechselstrom</text:p>
      <text:p text:style-name="P7"/>
      <text:p text:style-name="P7"/>
      <text:p text:style-name="P7"/>
      <text:p text:style-name="P7"/>
      <text:p text:style-name="P7"/>
      <text:p text:style-name="P19">zu2see0ahJu@</text:p>
      <text:p text:style-name="P7"/>
      <text:p text:style-name="P8">Der Elektrische Widerstand</text:p>
      <text:p text:style-name="P7"/>
      <text:p text:style-name="P7"/>
      <text:p text:style-name="P7"><text:soft-page-break/></text:p>
      <text:p text:style-name="P7"/>
      <text:p text:style-name="P7"/>
      <text:p text:style-name="P7">Spannungsabfall<text:tab/><text:tab/><text:tab/>Verengung<text:tab/><text:tab/><text:tab/><text:tab/>Spannnungsanstieg</text:p>
      <text:p text:style-name="P7">Die Baustelle (Widerstand) setzt den Stromfluss (Autos)</text:p>
      <text:p text:style-name="P7">ein Hindernis entgegen und bremst so den Stromfluss. An dem Widerstand (Baustelle) entsteht Wärme <text:span text:style-name="T1">(Reibungshitze), diese entstandene Wärme <text:s/>nennt man Verlustleistung. Da sich die Verlustleistung aus Strom und Spannung zusammen setzt. Verursacht jeder Widerstand ein Spannungsabfall.</text:span></text:p>
      <text:p text:style-name="P7"/>
      <text:p text:style-name="P9"/>
      <text:p text:style-name="P9"><text:tab/><text:tab/><text:tab/><text:tab/><text:tab/>Arten von Widerständen</text:p>
      <text:p text:style-name="P9"/>
      <text:p text:style-name="P10">Kohleschichtwiderstände (Standard)</text:p>
      <text:p text:style-name="P10"/>
      <text:p text:style-name="P10">Kohleschichtwiderstände sind die Standardwiderstände, sie werden in <text:s/>der Elektronik ammeisten verbaut, da sie sehr günstig sind.</text:p>
      <text:p text:style-name="P10"/>
      <text:p text:style-name="P10">Nachteil:<text:tab/>sehr große Tolleranzen</text:p>
      <text:p text:style-name="P10"/>
      <text:p text:style-name="P10">Aufbau:</text:p>
      <text:p text:style-name="P10"/>
      <text:p text:style-name="P10"/>
      <text:p text:style-name="P10"/>
      <text:p text:style-name="P10"/>
      <text:p text:style-name="P10">Metall<text:span text:style-name="T2">s</text:span>chich<text:span text:style-name="T2">t</text:span>widerstände:</text:p>
      <text:p text:style-name="P11"/>
      <text:p text:style-name="P11">Metallschichtwiderstände findet man überall dort wo ein hoher Qualitätsstandart gefordert wird.</text:p>
      <text:p text:style-name="P11"/>
      <text:p text:style-name="P11">Aufbau:</text:p>
      <text:p text:style-name="P11"/>
      <text:p text:style-name="P11"/>
      <text:p text:style-name="P11"/>
      <text:p text:style-name="P11">Isolationsschicht hat die Farbe Blau bis Hellblau</text:p>
      <text:p text:style-name="P11">Vorteil: der Metallschichtwiderstand kann bei gleicher Masse mehr Verlustleistung vertragen.</text:p>
      <text:p text:style-name="P11"/>
      <text:p text:style-name="P11"/>
      <text:p text:style-name="P11">Drahtwiderstände</text:p>
      <text:p text:style-name="P11"/>
      <text:p text:style-name="P13">Drahtwiderstände werden überall</text:p>
      <text:p text:style-name="P13">dort eingesetzt wo hohe Verlustwiderstände einstehen.</text:p>
      <text:p text:style-name="P13"/>
      <text:p text:style-name="P13"/>
      <text:p text:style-name="P11"/>
      <text:p text:style-name="P11"/>
      <text:p text:style-name="P11"/>
      <text:p text:style-name="P11">Nachteil: streut Magnetfeld (Induktivität !!!) aufgrund der Bauart. Sehr schlecht für Hoch-Frequenz Technik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Schaltzeichen und Einheiten <text:s/>der Widerständen</text:p>
      <text:p text:style-name="P11"/>
      <text:p text:style-name="P11"/>
      <text:p text:style-name="P11"/>
      <text:p text:style-name="P11"/>
      <text:p text:style-name="P11"><draw:frame text:anchor-type="paragraph" draw:z-index="2" draw:style-name="gr3" svg:width="7.885cm" svg:height="1.879cm" svg:x="0.222cm" svg:y="0.45cm"><draw:text-box><text:p>Schaltzeichen für elektrischen Widerstand nach Din EN 60617</text:p></draw:text-box></draw:frame></text:p>
      <text:p text:style-name="P11"><draw:frame text:anchor-type="paragraph" draw:z-index="3" draw:style-name="gr4" svg:width="7.885cm" svg:height="1.482cm" svg:x="9.774cm" svg:y="0.175cm"><draw:text-box><text:p>Schaltzeichen für Widerstände nach</text:p><text:p>ANSI</text:p></draw:text-box></draw:frame></text:p>
      <text:p text:style-name="P11"/>
      <text:p text:style-name="P11"/>
      <text:p text:style-name="P11"/>
      <text:p text:style-name="P11"/>
      <text:p text:style-name="P11">Die Widerstandswerte werden in Ohm angegeben</text:p>
      <text:p text:style-name="P11"/>
      <text:p text:style-name="P11"/>
      <text:p text:style-name="P12">1m<text:span text:style-name="T3">Ω <text:s/><text:tab/></text:span><text:span text:style-name="T4">= 0,001Ω<text:tab/><text:tab/>Milliohm</text:span></text:p>
      <text:p text:style-name="P20">1Ω<text:tab/>= 1Ω<text:tab/><text:tab/><text:tab/>Ohm</text:p>
      <text:p text:style-name="P20">1kΩ<text:tab/>= 1000Ω<text:tab/><text:tab/>Kiloohm</text:p>
      <text:p text:style-name="P20">1MΩ<text:tab/>= 1.000.000Ω<text:tab/><text:tab/>Megaohm</text:p>
      <text:p text:style-name="P14"/>
      <text:p text:style-name="P14"/>
      <text:p text:style-name="P14"/>
      <text:p text:style-name="P20"><text:tab/><text:tab/><text:tab/><text:tab/><text:tab/>Ohmisches Gesetz</text:p>
      <text:p text:style-name="P14"/>
      <text:p text:style-name="P20"><text:tab/><text:tab/><text:tab/><text:tab/>Formelzeichen<text:tab/><text:tab/><text:tab/>Einheit</text:p>
      <text:p text:style-name="P14"/>
      <text:p text:style-name="P20">Spannung<text:tab/><text:tab/><text:tab/><text:tab/>U<text:tab/><text:tab/><text:tab/><text:tab/>Volt</text:p>
      <text:p text:style-name="P20">Strom<text:tab/><text:tab/><text:tab/><text:tab/><text:tab/>I<text:tab/><text:tab/><text:tab/><text:tab/>Amper</text:p>
      <text:p text:style-name="P20">Widerstand<text:tab/><text:tab/><text:tab/><text:tab/>R<text:tab/><text:tab/><text:tab/><text:tab/>Ω Ohm</text:p>
      <text:p text:style-name="P14"/>
      <text:p text:style-name="P14"/>
      <text:p text:style-name="P14"/>
      <text:p text:style-name="P20">Spannung<text:tab/><text:tab/><text:tab/>Widerstand<text:tab/><text:tab/><text:tab/>Stromfluss</text:p>
      <text:p text:style-name="P14"/>
      <text:p text:style-name="P20">U = R * I<text:tab/><text:tab/><text:tab/>R = U / I<text:tab/><text:tab/><text:tab/>I = U / R</text:p>
      <text:p text:style-name="P14">(Grundformel)</text:p>
      <text:p text:style-name="P14"/>
      <text:p text:style-name="P14"/>
      <text:p text:style-name="P20">Leistungsberechnung</text:p>
      <text:p text:style-name="P14"/>
      <text:p text:style-name="P20"><text:tab/><text:tab/><text:tab/><text:tab/>Formelzeichen<text:tab/><text:tab/><text:tab/>Einheit</text:p>
      <text:p text:style-name="P14"/>
      <text:p text:style-name="P14">Spannung<text:tab/><text:tab/><text:tab/>U<text:tab/><text:tab/><text:tab/><text:tab/><text:tab/>Volt</text:p>
      <text:p text:style-name="P14">Strom<text:tab/><text:tab/><text:tab/><text:tab/>I<text:tab/><text:tab/><text:tab/><text:tab/><text:tab/>Amper</text:p>
      <text:p text:style-name="P14">Leistung<text:tab/><text:tab/><text:tab/>P<text:tab/><text:tab/><text:tab/><text:tab/><text:tab/>Watt</text:p>
      <text:p text:style-name="P14"/>
      <text:p text:style-name="P14">Die elektrsche Leistung P, die in einem Bauelement umgesetzt wird, ist bei Gleichstrom das Produkt der Elektronischen Spannung U und der Stromstärke I.</text:p>
      <text:p text:style-name="P14"/>
      <text:p text:style-name="P14"><text:soft-page-break/><text:tab/><text:tab/><text:tab/>P = U * I</text:p>
      <text:p text:style-name="P14">Wegen des Ohmischen Gesetzes kann man U oder I auch anders ausdrücken.</text:p>
      <text:p text:style-name="P14"/>
      <text:p text:style-name="P14">P = I² * R<text:tab/><text:tab/>bzw<text:tab/><text:tab/>P = U²/R</text:p>
      <text:p text:style-name="P14"><text:tab/><text:tab/><text:tab/><text:tab/><text:tab/><text:span text:style-name="T12">Die Reihenschaltung</text:span></text:p>
      <text:p text:style-name="P14"/>
      <text:p text:style-name="P15">Die Teilspannungen einer Schaltung <text:span text:style-name="T5">ergeben die Gesammtspannung.</text:span></text:p>
      <text:p text:style-name="P15"/>
      <text:p text:style-name="P16"><text:tab/><text:tab/><text:tab/><text:tab/>I = I<text:span text:style-name="T6">R1 </text:span><text:span text:style-name="T9">= I</text:span><text:span text:style-name="T6">R2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span text:style-name="T12">R</text:span><text:span text:style-name="T7">gs = </text:span><text:span text:style-name="T10">R</text:span><text:span text:style-name="T7">1<text:tab/></text:span><text:span text:style-name="T10">+ R</text:span><text:span text:style-name="T7">2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7"><text:tab/><text:tab/><text:tab/><text:tab/><text:tab/></text:span><text:span text:style-name="T10">Die Parallelschaltung</text:span></text:p>
      <text:p text:style-name="P16"/>
      <text:p text:style-name="P16"/>
      <text:p text:style-name="P16"/>
      <text:p text:style-name="P16"/>
      <text:p text:style-name="P17"/>
      <text:p text:style-name="P17"/>
      <text:p text:style-name="P17"><text:span text:style-name="T9">I</text:span><text:span text:style-name="T6">Gs </text:span><text:span text:style-name="T9">= I</text:span><text:span text:style-name="T6">1 </text:span><text:span text:style-name="T9">+ I</text:span><text:span text:style-name="T6">2<text:tab/><text:tab/><text:tab/><text:tab/></text:span><text:span text:style-name="T9">U</text:span><text:span text:style-name="T6">gs = </text:span><text:span text:style-name="T9">U</text:span><text:span text:style-name="T6">1 = </text:span><text:span text:style-name="T9">U</text:span><text:span text:style-name="T6">2</text:span></text:p>
      <text:p text:style-name="P17"/>
      <text:p text:style-name="P17">In einer Parallelschaltung liegt an allen Widerständen die gleiche Spannung an.</text:p>
      <text:p text:style-name="P17"/>
      <text:p text:style-name="P17">Der Gesamtstrom teilt sich am Verzweigungspunkt der Widerstände in mehrere Teilströme auf.</text:p>
      <text:p text:style-name="P17">Die Summe der Teilströme ist gleich der Summe des Gesamtstromes.</text:p>
      <text:p text:style-name="P17"/>
      <text:p text:style-name="P17">Das Ergebnis des gesamten Widerstandes bei einer Parallelschaltung muss immer kleiner sein als der kleinste Einzelwiderstandswert.</text:p>
      <text:p text:style-name="P17"/>
      <text:p text:style-name="P18">R<text:span text:style-name="T6">gs </text:span><text:span text:style-name="T9">=<text:tab/></text:span><text:span text:style-name="T11">1/R</text:span><text:span text:style-name="T8">1</text:span><text:span text:style-name="T11"> + 1/R</text:span><text:span text:style-name="T8">2<text:tab/></text:span></text:p>
      <text:p text:style-name="P18"/>
      <text:p text:style-name="P1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8:31:38.715263028</meta:creation-date>
    <dc:date>2014-09-26T13:16:15.643271376</dc:date>
    <meta:editing-duration>P1DT15H19M39S</meta:editing-duration>
    <meta:editing-cycles>6</meta:editing-cycles>
    <meta:generator>LibreOffice/4.3.1.2$Linux_X86_64 LibreOffice_project/430m0$Build-2</meta:generator>
    <meta:document-statistic meta:table-count="0" meta:image-count="0" meta:object-count="0" meta:page-count="5" meta:paragraph-count="77" meta:word-count="392" meta:character-count="2903" meta:non-whitespace-character-count="2448"/>
  </office:meta>
</office:document-meta>
</file>